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WenQuanYi Micro Hei Mono" svg:font-family="'WenQuanYi Micro Hei Mon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officeooo:rsid="00241374" officeooo:paragraph-rsid="00241374" style:font-size-asian="12p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a13c5" officeooo:paragraph-rsid="002a13c5" style:font-size-asian="12p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a15" officeooo:paragraph-rsid="0025fa15" style:font-size-asian="12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b2f4" officeooo:paragraph-rsid="0028b2f4" style:font-size-asian="12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b7b9" officeooo:paragraph-rsid="002bb7b9" style:font-size-asian="12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b049" officeooo:paragraph-rsid="002cb049" style:font-size-asian="12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30e0" officeooo:paragraph-rsid="003030e0" style:font-size-asian="12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0a75" officeooo:paragraph-rsid="00320a75" style:font-size-asian="12pt" style:font-weight-asian="normal" style:font-weight-complex="normal"/>
    </style:style>
    <style:style style:name="T1" style:family="text">
      <style:text-properties officeooo:rsid="002e5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nic Bonding</text:p>
      <text:p text:style-name="P3">The electrostatic attraction between positive and negative ions in all directions.</text:p>
      <text:p text:style-name="P4">Groups 1-3 form 1+, 2+, 3+ ions.</text:p>
      <text:p text:style-name="P4">Groups 5-7 for 3-, 2-, 1- ions.</text:p>
      <text:p text:style-name="P4">Group 4 cannot form 4- as there would be too much repulsion to be stable. They also cannot form 4+ ions as too much energy would be needed to remove 4 electrons from other atoms.</text:p>
      <text:p text:style-name="P4"/>
      <text:p text:style-name="P7">Positive ions are cations.</text:p>
      <text:p text:style-name="P7">Negative ions are anions.</text:p>
      <text:p text:style-name="P7"/>
      <text:p text:style-name="P2">Lattices</text:p>
      <text:p text:style-name="P5">Held together by strong electrostatic forces.</text:p>
      <text:p text:style-name="P5">High melting/boiling point because of strong bonds.</text:p>
      <text:p text:style-name="P6">Dissolved by <text:span text:style-name="T1">polar</text:span> water as the water surrounds the positive/negative ions.</text:p>
      <text:p text:style-name="P6">Do not conduct electricity when solid, as the ions are not free to move and carry charge.</text:p>
      <text:p text:style-name="P6">Conducts when dissolved or molten, as the ions are free to move to carry charge.</text:p>
      <text:p text:style-name="P6"/>
      <text:p text:style-name="P8">The greater the ionic charge, the greater the electrostatic force, causing the melting/boiling points to be high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WenQuanYi Micro Hei Mono" svg:font-family="'WenQuanYi Micro Hei Mon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datory</meta:initial-creator>
    <meta:editing-cycles>46</meta:editing-cycles>
    <meta:creation-date>2020-10-02T09:24:00</meta:creation-date>
    <dc:date>2020-11-22T11:49:49.452525352</dc:date>
    <meta:editing-duration>PT40M24S</meta:editing-duration>
    <meta:generator>LibreOffice/7.0.3.1$Linux_X86_64 LibreOffice_project/00$Build-1</meta:generator>
    <meta:document-statistic meta:table-count="0" meta:image-count="0" meta:object-count="0" meta:page-count="1" meta:paragraph-count="14" meta:word-count="144" meta:character-count="850" meta:non-whitespace-character-count="7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